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28" calcext:value-type="date">
            <text:p>Oct 28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1:.G1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Oct 27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2:.G2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Oct 26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3:.G3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4:.G4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5:.G5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6:.G6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7:.G7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8:.G8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9:.G9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10:.G10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11:.G11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2:.G12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:.G13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:.G14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:.G1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:.G1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:.G1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:.G1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:.G1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0:.G2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:.G2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:.G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:.G2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4:.G2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5:.G2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:.G2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:.G2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:.G2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:.G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0:.G3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1:.G3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:.G3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:.G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:.G3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5:.G3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:.G36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7:.G3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:.G38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:.G3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0:.G4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:.G4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2:.G4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3:.G4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:.G4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5:.G4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:.G4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:.G4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:.G4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:.G4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0:.G5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:.G5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2:.G5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:.G5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:.G54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5:.G5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:.G5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:.G5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:.G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:.G5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:.G6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:.G6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:.G6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:.G6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:.G6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5:.G6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:.G6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:.G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:.G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:.G6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0:.G7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1:.G7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2:.G7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:.G7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4:.G7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5:.G7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6:.G7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:.G7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8:.G7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:.G7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:.G8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1:.G8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2:.G8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:.G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:.G8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5:.G8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:.G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:.G8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8:.G8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:.G8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:.G9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:.G9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:.G9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3:.G9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:.G9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:.G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:.G9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:.G9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:.G9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:.G9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:.G10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1:.G10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:.G10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:.G103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4:.G10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5:.G10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:.G10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:.G10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:.G10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:.G10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:.G11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:.G11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2:.G11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:.G11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:.G11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:.G11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:.G11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:.G11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:.G11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:.G11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0:.G12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:.G12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22:.G12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:.G12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:.G12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5:.G12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:.G12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7:.G12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:.G12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:.G1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0:.G13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31:.G13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:.G13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:.G1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:.G13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:.G13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:.G13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7:.G13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:.G13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9:.G13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:.G14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41:.G14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:.G1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:.G14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:.G14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:.G14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6:.G14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:.G14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8:.G14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:.G14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:.G15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:.G15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:.G15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:.G15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:.G15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:.G155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:.G15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:.G15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:.G15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:.G15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:.G16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:.G16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:.G16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:.G16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4:.G16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65:.G16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6:.G16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:.G16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:.G16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:.G16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0:.G17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:.G17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:.G17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3:.G17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4:.G17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:.G17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6:.G17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:.G1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78:.G178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9:.G17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:.G18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:.G18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:.G18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:.G1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:.G18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:.G18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:.G18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:.G18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8:.G18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:.G1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:.G1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1:.G19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:.G1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:.G19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:.G19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5:.G19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6:.G19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7:.G19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8:.G1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9:.G19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0:.G20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1:.G20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2:.G20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3:.G20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4:.G20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5:.G20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6:.G20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7:.G20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8:.G20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9:.G20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0:.G21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11:.G21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2:.G21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3:.G21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4:.G21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5:.G21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6:.G21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7:.G21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8:.G21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9:.G21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0:.G22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1:.G22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2:.G22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23:.G22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4:.G22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5:.G22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6:.G22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7:.G22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8:.G228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9:.G22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0:.G23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1:.G23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2:.G23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3:.G2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4:.G23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5:.G23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6:.G23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7:.G23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8:.G23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9:.G23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0:.G24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1:.G24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2:.G24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43:.G24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4:.G24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45:.G24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6:.G24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7:.G24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8:.G24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49:.G24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0:.G25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1:.G25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2:.G25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3:.G2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4:.G25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5:.G25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6:.G25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7:.G25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8:.G25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9:.G25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0:.G26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1:.G26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2:.G26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3:.G26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64:.G26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5:.G26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6:.G26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7:.G26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8:.G26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9:.G26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0:.G27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1:.G27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2:.G27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3:.G2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4:.G27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5:.G27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6:.G27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7:.G27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8:.G27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9:.G27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0:.G28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81:.G28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2:.G28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3:.G28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4:.G28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5:.G2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6:.G28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7:.G28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8:.G28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9:.G28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0:.G290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1:.G29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2:.G29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3:.G29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4:.G29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5:.G29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6:.G29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7:.G29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98:.G29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9:.G29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0:.G30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1:.G3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2:.G30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03:.G30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4:.G30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5:.G30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06:.G3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08:.G30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14:.G3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17:.G3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18:.G3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19:.G3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20:.G3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1:.G32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2:.G32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3:.G32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4:.G32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5:.G32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26:.G32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27:.G3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28:.G3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9:.G32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0:.G33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1:.G33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32:.G3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33:.G3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4:.G3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5:.G33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6:.G33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7:.G33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8:.G33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39:.G33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0:.G34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1:.G34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2:.G34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3:.G34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44:.G34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5:.G34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6:.G34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7:.G34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8:.G34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9:.G3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50:.G35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1:.G3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2:.G35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3:.G35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4:.G35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5:.G35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6:.G35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7:.G35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58:.G35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9:.G35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0:.G3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1:.G36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2:.G36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3:.G3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4:.G3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5:.G36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6:.G36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7:.G36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8:.G36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69:.G36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0:.G37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1:.G37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2:.G372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3:.G3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4:.G37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5:.G37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6:.G37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7:.G37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8:.G3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9:.G37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0:.G38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1:.G3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2:.G38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3:.G38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4:.G38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85:.G38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6:.G38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87:.G38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8:.G3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9:.G38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90:.G39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91:.G39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2:.G39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3:.G39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4:.G39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5:.G39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6:.G39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7:.G39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8:.G398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9:.G39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0:.G40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1:.G40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2:.G40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03:.G40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4:.G45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55:.G45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6:.G45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7:.G45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58:.G45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9:.G45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0:.G46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1:.G46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2:.G46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3:.G46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4:.G46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5:.G4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6:.G46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7:.G4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8:.G46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9:.G46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0:.G47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71:.G47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2:.G47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3:.G47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4:.G47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5:.G47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6:.G47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77:.G47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8:.G47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9:.G47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80:.G48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1:.G4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2:.G4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83:.G48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4:.G48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5:.G4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6:.G48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7:.G48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8:.G48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9:.G48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0:.G49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1:.G49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2:.G49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3:.G49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4:.G49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5:.G49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6:.G49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7:.G49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8:.G49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9:.G49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0:.G50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1:.G50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2:.G50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03:.G50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4:.G50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5:.G50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06:.G50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7:.G50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8:.G50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9:.G50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0:.G51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11:.G51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2:.G51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3:.G51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4:.G51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5:.G51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6:.G51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7:.G51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8:.G51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9:.G51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0:.G520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1:.G52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2:.G52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3:.G52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4:.G52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5:.G52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26:.G52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27:.G5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8:.G52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9:.G52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0:.G53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1:.G53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32:.G53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3:.G53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34:.G53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35:.G53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6:.G53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7:.G53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8:.G53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9:.G5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0:.G54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1:.G54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2:.G54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3:.G54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4:.G54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5:.G54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6:.G54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7:.G54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8:.G54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9:.G54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0:.G55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1:.G55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2:.G55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3:.G55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4:.G55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5:.G55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6:.G55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7:.G5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8:.G55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9:.G55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0:.G56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1:.G56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2:.G56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3:.G56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4:.G56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5:.G56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6:.G56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7:.G56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8:.G5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69:.G56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0:.G57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71:.G57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72:.G57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3:.G57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4:.G57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5:.G57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6:.G57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77:.G577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8:.G57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9:.G57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0:.G58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1:.G58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2:.G58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3:.G5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4:.G58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5:.G58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6:.G58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7:.G58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8:.G58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9:.G58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0:.G5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1:.G5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2:.G592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3:.G59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4:.G59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5:.G59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96:.G59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7:.G59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8:.G5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9:.G59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0:.G60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1:.G60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02:.G60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3:.G60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4:.G6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5:.G60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06:.G60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7:.G60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8:.G60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9:.G60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0:.G61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1:.G61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2:.G61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3:.G61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4:.G61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5:.G61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6:.G61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7:.G6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8:.G61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9:.G61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0:.G62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1:.G62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2:.G62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3:.G62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4:.G62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5:.G62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6:.G62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27:.G627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8:.G6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9:.G62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0:.G63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1:.G63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2:.G63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3:.G63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34:.G63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5:.G63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6:.G63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7:.G63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8:.G63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9:.G6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0:.G64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1:.G64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2:.G64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3:.G64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4:.G64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5:.G64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46:.G6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7:.G64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8:.G64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9:.G64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0:.G65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1:.G65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2:.G6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53:.G65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4:.G65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5:.G65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56:.G65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7:.G65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8:.G65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9:.G6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0:.G66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61:.G66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2:.G66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3:.G66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4:.G66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5:.G66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6:.G66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67:.G66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8:.G66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9:.G66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0:.G67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71:.G67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2:.G67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3:.G67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4:.G67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5:.G67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6:.G67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7:.G67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8:.G67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9:.G67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80:.G68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1:.G68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2:.G68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3:.G68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4:.G68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5:.G68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6:.G68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7:.G6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8:.G68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9:.G68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90:.G69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1:.G69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2:.G69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3:.G69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4:.G69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95:.G69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6:.G696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7:.G6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98:.G69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9:.G69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0:.G70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1:.G70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02:.G70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3:.G70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4:.G7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5:.G70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6:.G70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7:.G70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08:.G708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9:.G70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0:.G71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1:.G71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2:.G71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3:.G7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14:.G71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5:.G71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6:.G71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7:.G71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8:.G71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9:.G71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0:.G72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1:.G72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2:.G72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3:.G7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4:.G7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5:.G72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26:.G72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7:.G72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28:.G72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9:.G72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0:.G73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31:.G73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2:.G7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3:.G73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4:.G7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5:.G735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6:.G73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37:.G73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8:.G73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9:.G73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0:.G74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1:.G74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2:.G74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3:.G7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4:.G74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5:.G74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46:.G74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7:.G74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8:.G74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9:.G74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0:.G75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51:.G75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2:.G75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3:.G753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4:.G75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5:.G75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6:.G75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7:.G7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8:.G75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9:.G7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0:.G76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61:.G7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62:.G7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63:.G763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4:.G76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5:.G76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6:.G76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7:.G76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8:.G76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9:.G76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0:.G77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1:.G77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2:.G77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3:.G77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4:.G77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5:.G77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6:.G77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7:.G77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8:.G778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9:.G77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0:.G78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1:.G78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2:.G7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83:.G78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4:.G78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85:.G7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6:.G78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7:.G78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8:.G78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9:.G78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0:.G7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1:.G7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2:.G79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3:.G79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4:.G79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5:.G79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6:.G79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7:.G79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8:.G79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9:.G79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0:.G80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1:.G80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2:.G80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3:.G8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4:.G8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5:.G80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6:.G80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7:.G80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8:.G80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9:.G80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0:.G81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1:.G81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2:.G81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3:.G81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14:.G81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5:.G81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6:.G81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7:.G81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8:.G81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9:.G81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0:.G82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1:.G82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2:.G82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3:.G82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4:.G82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5:.G82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6:.G82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27:.G82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8:.G82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9:.G82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0:.G83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1:.G83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2:.G832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33:.G833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4:.G83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5:.G83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6:.G83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7:.G83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8:.G83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9:.G83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0:.G84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41:.G84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2:.G84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3:.G84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44:.G84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5:.G84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6:.G84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7:.G84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8:.G84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9:.G84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0:.G85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1:.G85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2:.G85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3:.G85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4:.G85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5:.G85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6:.G85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7:.G85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8:.G85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9:.G859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0:.G8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1:.G86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2:.G86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3:.G86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4:.G86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5:.G8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6:.G86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7:.G86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8:.G86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9:.G8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0:.G87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1:.G87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2:.G87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3:.G87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4:.G87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5:.G8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6:.G87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7:.G87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8:.G87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79:.G87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0:.G88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1:.G88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2:.G88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3:.G88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4:.G88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5:.G88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6:.G88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7:.G88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8:.G88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9:.G88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0:.G89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91:.G89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2:.G89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3:.G89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4:.G8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5:.G89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6:.G89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7:.G89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8:.G898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9:.G89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0:.G900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1:.G90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2:.G90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3:.G903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4:.G90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5:.G90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6:.G90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7:.G9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8:.G90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9:.G90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10:.G91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1:.G91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2:.G91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3:.G91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14:.G9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5:.G91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6:.G9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7:.G9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8:.G91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9:.G91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20:.G92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1:.G92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2:.G92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3:.G92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4:.G92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5:.G9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26:.G92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7:.G9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28:.G9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9:.G92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0:.G93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31:.G93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2:.G93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3:.G93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4:.G93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5:.G93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6:.G93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37:.G93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8:.G93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9:.G93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0:.G94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1:.G94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2:.G94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3:.G94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4:.G94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45:.G94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6:.G94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7:.G94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8:.G9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9:.G9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0:.G95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1:.G95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52:.G95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3:.G95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4:.G95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5:.G95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6:.G9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7:.G95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8:.G95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9:.G95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0:.G96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1:.G96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2:.G96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3:.G96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4:.G96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65:.G96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6:.G96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7:.G96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68:.G96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9:.G96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0:.G97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71:.G97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72:.G97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3:.G9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4:.G97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5:.G97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6:.G97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7:.G97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8:.G97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9:.G97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0:.G98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1:.G98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2:.G98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3:.G98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4:.G9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85:.G98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86:.G98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7:.G98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8:.G98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9:.G98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90:.G99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91:.G9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92:.G992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3:.G9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4:.G9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5:.G99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6:.G99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97:.G99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8:.G99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9:.G999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0:.G100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1:.G100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2:.G100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3:.G100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4:.G100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5:.G100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6:.G100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7:.G100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8:.G100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9:.G100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0:.G10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1:.G101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2:.G10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3:.G101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14:.G1014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5:.G101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6:.G101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17:.G101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8:.G101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9:.G10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0:.G102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1:.G102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2:.G102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3:.G102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4:.G102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5:.G102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26:.G102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7:.G102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8:.G102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9:.G102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0:.G103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1:.G103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2:.G103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33:.G1033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4:.G103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5:.G103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6:.G103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7:.G103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8:.G103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9:.G10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0:.G104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1:.G104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2:.G1042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3:.G104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44:.G10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5:.G104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46:.G104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47:.G104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8:.G104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9:.G104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0:.G105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1:.G105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2:.G1052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3:.G105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4:.G105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55:.G1055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6:.G105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7:.G10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8:.G105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9:.G105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0:.G106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61:.G10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2:.G106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3:.G106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4:.G10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5:.G106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66:.G1066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7:.G10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8:.G106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9:.G106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70:.G10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1:.G107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2:.G107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3:.G107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4:.G10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5:.G107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6:.G107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7:.G107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8:.G107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9:.G107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80:.G108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1:.G10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2:.G108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3:.G108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4:.G108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5:.G10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6:.G108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7:.G108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8:.G10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9:.G108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0:.G109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1:.G10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2:.G109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3:.G10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4:.G109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5:.G109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6:.G109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7:.G109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8:.G109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9:.G109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0:.G110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1:.G110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2:.G110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3:.G110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4:.G110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5:.G110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6:.G110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07:.G1107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8:.G110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9:.G110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0:.G111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1:.G111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2:.G111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3:.G11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4:.G111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5:.G111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6:.G11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7:.G111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8:.G11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9:.G11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0:.G112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1:.G1121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2:.G112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3:.G112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4:.G112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5:.G112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6:.G112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7:.G112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8:.G11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9:.G112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30:.G1130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1:.G113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2:.G113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3:.G113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4:.G113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35:.G113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6:.G113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7:.G113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8:.G113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9:.G113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0:.G114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1:.G114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2:.G114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3:.G114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44:.G114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5:.G114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46:.G114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7:.G114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8:.G114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9:.G114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0:.G115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51:.G1151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2:.G11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3:.G115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4:.G115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5:.G1155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6:.G115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7:.G115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8:.G11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9:.G115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0:.G116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1:.G116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2:.G116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3:.G116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4:.G116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5:.G116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6:.G116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7:.G116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8:.G116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9:.G116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0:.G117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1:.G117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2:.G117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3:.G117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4:.G117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5:.G117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6:.G117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7:.G117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8:.G117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9:.G117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0:.G118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1:.G118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2:.G118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3:.G118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4:.G118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5:.G11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6:.G118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7:.G11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8:.G118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89:.G118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0:.G119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1:.G119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2:.G119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3:.G119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94:.G11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5:.G119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96:.G1196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7:.G119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8:.G119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9:.G119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0:.G120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1:.G120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2:.G120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3:.G120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4:.G120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5:.G120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06:.G120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7:.G120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8:.G120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9:.G12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0:.G121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1:.G121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2:.G121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3:.G121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4:.G1214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5:.G121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6:.G121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7:.G121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8:.G121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9:.G121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0:.G122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1:.G122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2:.G12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3:.G122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4:.G122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5:.G12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6:.G122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7:.G122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8:.G122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9:.G122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0:.G12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1:.G12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2:.G123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3:.G123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4:.G123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35:.G123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6:.G123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7:.G123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8:.G123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9:.G12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0:.G124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1:.G124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2:.G124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43:.G124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4:.G124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45:.G124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6:.G124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7:.G124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8:.G124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9:.G124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0:.G125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1:.G125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2:.G125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3:.G12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4:.G1254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5:.G125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6:.G125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7:.G125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8:.G125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9:.G125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0:.G126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1:.G126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2:.G126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3:.G126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4:.G126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5:.G126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6:.G12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7:.G12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8:.G126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9:.G1269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0:.G127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1:.G12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2:.G127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3:.G127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4:.G127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5:.G127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6:.G12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7:.G127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8:.G127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9:.G127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0:.G128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1:.G128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2:.G128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83:.G128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4:.G128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5:.G128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6:.G128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7:.G128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8:.G128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9:.G12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0:.G1290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1:.G129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2:.G129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3:.G129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4:.G129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5:.G12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96:.G129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7:.G129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8:.G129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9:.G129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0:.G130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1:.G130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2:.G130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3:.G130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4:.G130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5:.G130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6:.G130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7:.G1307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8:.G130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9:.G130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0:.G131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11:.G131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2:.G131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3:.G131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4:.G131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15:.G131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6:.G131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7:.G131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8:.G131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9:.G131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0:.G132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1:.G132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2:.G132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3:.G132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4:.G132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5:.G132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6:.G132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7:.G132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8:.G132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9:.G132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0:.G133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1:.G133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2:.G133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3:.G133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4:.G133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35:.G133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6:.G133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7:.G133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8:.G133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9:.G133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0:.G134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1:.G134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2:.G134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3:.G134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44:.G134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5:.G134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6:.G134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7:.G134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8:.G134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9:.G134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0:.G135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1:.G135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2:.G135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3:.G135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4:.G135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5:.G135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6:.G135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7:.G135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8:.G135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9:.G135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61:.G136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2:.G136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3:.G136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4:.G136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5:.G136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6:.G136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7:.G13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8:.G136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9:.G136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0:.G137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1:.G137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2:.G137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3:.G137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4:.G137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75:.G13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6:.G137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7:.G137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8:.G137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9:.G137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0:.G138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81:.G138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2:.G138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3:.G138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4:.G13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5:.G138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6:.G138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7:.G13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8:.G13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9:.G13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0:.G139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1:.G139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2:.G139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3:.G139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4:.G13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5:.G139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6:.G139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7:.G139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8:.G139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9:.G139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00:.G140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1:.G14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2:.G140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3:.G140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4:.G140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5:.G140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6:.G140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7:.G14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8:.G140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9:.G140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10:.G141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1:.G141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2:.G141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3:.G141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4:.G141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5:.G141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6:.G141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7:.G141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8:.G141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9:.G141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0:.G142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1:.G142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2:.G142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3:.G14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4:.G142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25:.G142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26:.G142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7:.G142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8:.G142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29:.G142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0:.G143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1:.G143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2:.G143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3:.G143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4:.G143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5:.G143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6:.G143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7:.G143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8:.G143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39:.G143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0:.G144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41:.G144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2:.G144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3:.G14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44:.G144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45:.G144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6:.G144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7:.G144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8:.G144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9:.G144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0:.G145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1:.G145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2:.G145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3:.G145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4:.G145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5:.G145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6:.G145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7:.G14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58:.G145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59:.G145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60:.G146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1:.G14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2:.G146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3:.G146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4:.G146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5:.G146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6:.G146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7:.G14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8:.G146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9:.G146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0:.G147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1:.G147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2:.G147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3:.G147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4:.G147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5:.G14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76:.G147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7:.G147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8:.G147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9:.G147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0:.G148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81:.G148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2:.G148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3:.G148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4:.G148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5:.G148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86:.G148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7:.G148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8:.G148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9:.G148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0:.G149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1:.G14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2:.G149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3:.G149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4:.G14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5:.G14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6:.G149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97:.G149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8:.G149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9:.G14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0:.G150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1:.G15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2:.G150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3:.G150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4:.G150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5:.G150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6:.G150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7:.G150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8:.G150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9:.G150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0:.G151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1:.G151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2:.G151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3:.G151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14:.G1514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5:.G151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6:.G151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7:.G15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8:.G151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9:.G151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0:.G152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1:.G152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2:.G152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3:.G152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4:.G152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5:.G15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6:.G15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7:.G152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8:.G152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9:.G152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30:.G153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1:.G153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2:.G153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3:.G15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4:.G153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35:.G153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6:.G153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7:.G153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8:.G153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9:.G153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0:.G154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1:.G154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2:.G154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3:.G154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44:.G1544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5:.G154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6:.G154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7:.G154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8:.G154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9:.G154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0:.G155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1:.G155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2:.G155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3:.G155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4:.G155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5:.G155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6:.G155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7:.G155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8:.G155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9:.G155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0:.G156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1:.G156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2:.G156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3:.G156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64:.G156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5:.G156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6:.G156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7:.G156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8:.G15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9:.G156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0:.G15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1:.G157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2:.G157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3:.G157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4:.G157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5:.G157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6:.G15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7:.G157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8:.G157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9:.G157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0:.G158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1:.G158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2:.G158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83:.G158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4:.G15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5:.G158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6:.G158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7:.G158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8:.G158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9:.G15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0:.G159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1:.G15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92:.G15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3:.G159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4:.G159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5:.G159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6:.G159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7:.G15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8:.G159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9:.G159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0:.G160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1:.G160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2:.G160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03:.G160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4:.G160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05:.G160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6:.G160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7:.G160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08:.G160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9:.G160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0:.G161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1:.G161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2:.G161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3:.G161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4:.G161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5:.G161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6:.G161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7:.G161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8:.G161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9:.G161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0:.G162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1:.G162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2:.G16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3:.G162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4:.G16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5:.G162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6:.G162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7:.G162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8:.G162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9:.G162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0:.G163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31:.G163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2:.G163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3:.G16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4:.G163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5:.G163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6:.G163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7:.G163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8:.G163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39:.G163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0:.G164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41:.G164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2:.G164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3:.G164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4:.G164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45:.G164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6:.G164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7:.G164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8:.G164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9:.G164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0:.G165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1:.G165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2:.G165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3:.G165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4:.G165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5:.G165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6:.G165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7:.G165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8:.G165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59:.G1659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0:.G166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1:.G166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2:.G166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3:.G166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4:.G166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65:.G166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6:.G166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7:.G166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8:.G166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9:.G16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0:.G167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1:.G167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2:.G167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3:.G167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4:.G167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5:.G167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6:.G167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7:.G167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8:.G167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9:.G167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0:.G16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1:.G168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2:.G168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3:.G168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4:.G168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5:.G168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6:.G16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7:.G168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8:.G168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9:.G168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0:.G169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1:.G169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2:.G169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3:.G169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4:.G169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5:.G169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6:.G169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7:.G169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8:.G169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99:.G169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0:.G170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1:.G170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02:.G170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3:.G170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4:.G170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5:.G170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6:.G170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7:.G170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8:.G170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9:.G170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0:.G17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1:.G171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2:.G171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3:.G171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4:.G171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5:.G17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6:.G171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7:.G171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8:.G171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9:.G171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0:.G172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1:.G172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2:.G172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3:.G172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24:.G172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5:.G172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6:.G172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7:.G172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8:.G172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9:.G172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0:.G173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1:.G173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32:.G173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3:.G173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4:.G173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5:.G173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6:.G173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7:.G173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8:.G173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9:.G173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0:.G174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41:.G174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2:.G174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3:.G174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4:.G174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5:.G174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6:.G174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7:.G174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8:.G174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9:.G174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0:.G175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1:.G175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2:.G175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3:.G175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4:.G175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5:.G175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6:.G175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7:.G175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8:.G175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9:.G175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60:.G176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1:.G176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2:.G176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3:.G176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4:.G176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5:.G176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6:.G176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7:.G176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8:.G176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9:.G176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0:.G177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1:.G177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72:.G177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3:.G177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74:.G177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5:.G177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6:.G177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7:.G177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8:.G177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79:.G177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0:.G178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1:.G178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82:.G178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3:.G178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4:.G178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5:.G178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6:.G178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7:.G17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8:.G178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9:.G178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90:.G179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1:.G179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92:.G179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3:.G179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94:.G179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5:.G17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6:.G179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7:.G179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8:.G179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99:.G179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00:.G18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1:.G180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2:.G180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3:.G180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4:.G180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5:.G180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6:.G180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7:.G18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8:.G180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9:.G180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0:.G181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1:.G181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2:.G18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3:.G181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4:.G181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5:.G181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6:.G181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7:.G18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8:.G181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9:.G181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0:.G18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21:.G182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22:.G182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3:.G18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4:.G182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5:.G18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6:.G18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27:.G1827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8:.G182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9:.G182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0:.G183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1:.G183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2:.G183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3:.G183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4:.G183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5:.G183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36:.G183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7:.G183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8:.G183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9:.G1839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0:.G184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1:.G184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2:.G184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3:.G184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4:.G184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5:.G184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6:.G184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7:.G184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8:.G184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9:.G184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0:.G185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1:.G185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2:.G185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3:.G185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4:.G185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5:.G185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6:.G185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7:.G185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8:.G185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9:.G185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0:.G186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1:.G186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2:.G186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3:.G186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4:.G186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5:.G186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6:.G186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7:.G186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8:.G186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9:.G186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0:.G187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1:.G187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2:.G187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73:.G18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74:.G187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5:.G18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6:.G1876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7:.G187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8:.G187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79:.G1879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0:.G188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1:.G188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2:.G188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3:.G188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4:.G188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5:.G188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6:.G188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7:.G188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8:.G188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9:.G188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0:.G189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1:.G189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2:.G189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3:.G189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4:.G189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95:.G189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6:.G189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7:.G189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8:.G189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9:.G189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0:.G190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1:.G190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2:.G190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3:.G190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4:.G190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5:.G19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06:.G190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7:.G190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8:.G190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9:.G19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0:.G191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1:.G191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12:.G19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3:.G19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4:.G191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5:.G191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6:.G19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7:.G191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8:.G191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19:.G191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0:.G192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21:.G192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2:.G192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3:.G192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4:.G192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5:.G192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6:.G192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7:.G192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8:.G19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9:.G192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0:.G193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1:.G193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2:.G193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33:.G193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4:.G19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5:.G193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6:.G193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7:.G193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38:.G1938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9:.G193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40:.G194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1:.G194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2:.G1942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3:.G194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44:.G194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5:.G194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6:.G194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7:.G194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8:.G194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9:.G194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50:.G195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1:.G195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2:.G195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3:.G195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4:.G195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5:.G195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6:.G195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57:.G1957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8:.G195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3" calcext:value-type="float">
            <text:p>3</text:p>
          </table:table-cell>
          <table:table-cell table:style-name="ce30" table:formula="of:=COUNTIF(Last100;[.A2])" office:value-type="float" office:value="7" calcext:value-type="float">
            <text:p>7</text:p>
          </table:table-cell>
          <table:table-cell table:style-name="ce31" table:formula="of:=COUNTIF(Total;[.A2])" office:value-type="float" office:value="253" calcext:value-type="float">
            <text:p>253</text:p>
          </table:table-cell>
          <table:table-cell table:style-name="ce32" table:formula="of:=VALUE(50/[.D2])" office:value-type="float" office:value="16.6666666666667" calcext:value-type="float">
            <text:p>16.6666666666667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1" calcext:value-type="float">
            <text:p>1</text:p>
          </table:table-cell>
          <table:table-cell table:style-name="ce29" table:formula="of:=COUNTIF(Last50;[.A3])" office:value-type="float" office:value="8" calcext:value-type="float">
            <text:p>8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6.25" calcext:value-type="float">
            <text:p>6.25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2" calcext:value-type="float">
            <text:p>2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2" calcext:value-type="float">
            <text:p>12</text:p>
          </table:table-cell>
          <table:table-cell table:style-name="ce31" table:formula="of:=COUNTIF(Total;[.A4])" office:value-type="float" office:value="280" calcext:value-type="float">
            <text:p>280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9" calcext:value-type="float">
            <text:p>9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5.55555555555556" calcext:value-type="float">
            <text:p>5.55555555555556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0" calcext:value-type="float">
            <text:p>0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7" calcext:value-type="float">
            <text:p>7</text:p>
          </table:table-cell>
          <table:table-cell table:style-name="ce30" table:formula="of:=COUNTIF(Last100;[.A6])" office:value-type="float" office:value="12" calcext:value-type="float">
            <text:p>12</text:p>
          </table:table-cell>
          <table:table-cell table:style-name="ce31" table:formula="of:=COUNTIF(Total;[.A6])" office:value-type="float" office:value="233" calcext:value-type="float">
            <text:p>233</text:p>
          </table:table-cell>
          <table:table-cell table:style-name="ce32" table:formula="of:=VALUE(50/[.D6])" office:value-type="float" office:value="7.14285714285714" calcext:value-type="float">
            <text:p>7.14285714285714</text:p>
          </table:table-cell>
          <table:table-cell table:style-name="ce1" table:formula="of:=IF([.B6]=0;[.$A6];&quot;&quot;)" office:value-type="float" office:value="5" calcext:value-type="float">
            <text:p>5</text:p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1" calcext:value-type="float">
            <text:p>1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1" calcext:value-type="float">
            <text:p>261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2" calcext:value-type="float">
            <text:p>2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Total;[.A8])" office:value-type="float" office:value="295" calcext:value-type="float">
            <text:p>295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1" calcext:value-type="float">
            <text:p>1</text:p>
          </table:table-cell>
          <table:table-cell table:style-name="ce28" table:formula="of:=COUNTIF(Last12;[.A9])" office:value-type="float" office:value="1" calcext:value-type="float">
            <text:p>1</text:p>
          </table:table-cell>
          <table:table-cell table:style-name="ce29" table:formula="of:=COUNTIF(Last50;[.A9])" office:value-type="float" office:value="14" calcext:value-type="float">
            <text:p>14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Total;[.A9])" office:value-type="float" office:value="248" calcext:value-type="float">
            <text:p>248</text:p>
          </table:table-cell>
          <table:table-cell table:style-name="ce32" table:formula="of:=VALUE(50/[.D9])" office:value-type="float" office:value="3.57142857142857" calcext:value-type="float">
            <text:p>3.57142857142857</text:p>
          </table:table-cell>
          <table:table-cell table:style-name="ce1" table:formula="of:=IF([.B9]=0;[.$A9];&quot;&quot;)">
            <text:p/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0" calcext:value-type="float">
            <text:p>0</text:p>
          </table:table-cell>
          <table:table-cell table:style-name="ce29" table:formula="of:=COUNTIF(Last50;[.A10])" office:value-type="float" office:value="2" calcext:value-type="float">
            <text:p>2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Total;[.A10])" office:value-type="float" office:value="253" calcext:value-type="float">
            <text:p>253</text:p>
          </table:table-cell>
          <table:table-cell table:style-name="ce32" table:formula="of:=VALUE(50/[.D10])" office:value-type="float" office:value="25" calcext:value-type="float">
            <text:p>25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 office:value-type="float" office:value="9" calcext:value-type="float">
            <text:p>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7" calcext:value-type="float">
            <text:p>17</text:p>
          </table:table-cell>
          <table:table-cell table:style-name="ce31" table:formula="of:=COUNTIF(Total;[.A11])" office:value-type="float" office:value="253" calcext:value-type="float">
            <text:p>253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1" calcext:value-type="float">
            <text:p>1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7" calcext:value-type="float">
            <text:p>17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5.55555555555556" calcext:value-type="float">
            <text:p>5.55555555555556</text:p>
          </table:table-cell>
          <table:table-cell table:style-name="ce1" table:formula="of:=IF([.B12]=0;[.$A12];&quot;&quot;)">
            <text:p/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0" calcext:value-type="float">
            <text:p>0</text:p>
          </table:table-cell>
          <table:table-cell table:style-name="ce29" table:formula="of:=COUNTIF(Last50;[.A13])" office:value-type="float" office:value="6" calcext:value-type="float">
            <text:p>6</text:p>
          </table:table-cell>
          <table:table-cell table:style-name="ce30" table:formula="of:=COUNTIF(Last100;[.A13])" office:value-type="float" office:value="16" calcext:value-type="float">
            <text:p>16</text:p>
          </table:table-cell>
          <table:table-cell table:style-name="ce31" table:formula="of:=COUNTIF(Total;[.A13])" office:value-type="float" office:value="277" calcext:value-type="float">
            <text:p>277</text:p>
          </table:table-cell>
          <table:table-cell table:style-name="ce32" table:formula="of:=VALUE(50/[.D13])" office:value-type="float" office:value="8.33333333333333" calcext:value-type="float">
            <text:p>8.33333333333333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 office:value-type="float" office:value="12" calcext:value-type="float">
            <text:p>1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2" calcext:value-type="float">
            <text:p>2</text:p>
          </table:table-cell>
          <table:table-cell table:style-name="ce28" table:formula="of:=COUNTIF(Last12;[.A14])" office:value-type="float" office:value="2" calcext:value-type="float">
            <text:p>2</text:p>
          </table:table-cell>
          <table:table-cell table:style-name="ce29" table:formula="of:=COUNTIF(Last50;[.A14])" office:value-type="float" office:value="6" calcext:value-type="float">
            <text:p>6</text:p>
          </table:table-cell>
          <table:table-cell table:style-name="ce30" table:formula="of:=COUNTIF(Last100;[.A14])" office:value-type="float" office:value="11" calcext:value-type="float">
            <text:p>11</text:p>
          </table:table-cell>
          <table:table-cell table:style-name="ce31" table:formula="of:=COUNTIF(Total;[.A14])" office:value-type="float" office:value="283" calcext:value-type="float">
            <text:p>283</text:p>
          </table:table-cell>
          <table:table-cell table:style-name="ce32" table:formula="of:=VALUE(50/[.D14])" office:value-type="float" office:value="8.33333333333333" calcext:value-type="float">
            <text:p>8.33333333333333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1" calcext:value-type="float">
            <text:p>1</text:p>
          </table:table-cell>
          <table:table-cell table:style-name="ce28" table:formula="of:=COUNTIF(Last12;[.A15])" office:value-type="float" office:value="1" calcext:value-type="float">
            <text:p>1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11" calcext:value-type="float">
            <text:p>11</text:p>
          </table:table-cell>
          <table:table-cell table:style-name="ce31" table:formula="of:=COUNTIF(Total;[.A15])" office:value-type="float" office:value="247" calcext:value-type="float">
            <text:p>247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>
            <text:p/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0" calcext:value-type="float">
            <text:p>0</text:p>
          </table:table-cell>
          <table:table-cell table:style-name="ce28" table:formula="of:=COUNTIF(Last12;[.A16])" office:value-type="float" office:value="0" calcext:value-type="float">
            <text:p>0</text:p>
          </table:table-cell>
          <table:table-cell table:style-name="ce29" table:formula="of:=COUNTIF(Last50;[.A16])" office:value-type="float" office:value="2" calcext:value-type="float">
            <text:p>2</text:p>
          </table:table-cell>
          <table:table-cell table:style-name="ce30" table:formula="of:=COUNTIF(Last100;[.A16])" office:value-type="float" office:value="10" calcext:value-type="float">
            <text:p>10</text:p>
          </table:table-cell>
          <table:table-cell table:style-name="ce31" table:formula="of:=COUNTIF(Total;[.A16])" office:value-type="float" office:value="255" calcext:value-type="float">
            <text:p>255</text:p>
          </table:table-cell>
          <table:table-cell table:style-name="ce32" table:formula="of:=VALUE(50/[.D16])" office:value-type="float" office:value="25" calcext:value-type="float">
            <text:p>25</text:p>
          </table:table-cell>
          <table:table-cell table:style-name="ce1" table:formula="of:=IF([.B16]=0;[.$A16];&quot;&quot;)" office:value-type="float" office:value="15" calcext:value-type="float">
            <text:p>15</text:p>
          </table:table-cell>
          <table:table-cell table:style-name="ce33" table:formula="of:=IF([.C16]=0;[.$A16];&quot;&quot;)" office:value-type="float" office:value="15" calcext:value-type="float">
            <text:p>1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4" calcext:value-type="float">
            <text:p>4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76" calcext:value-type="float">
            <text:p>276</text:p>
          </table:table-cell>
          <table:table-cell table:style-name="ce32" table:formula="of:=VALUE(50/[.D17])" office:value-type="float" office:value="12.5" calcext:value-type="float">
            <text:p>12.5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1" calcext:value-type="float">
            <text:p>1</text:p>
          </table:table-cell>
          <table:table-cell table:style-name="ce28" table:formula="of:=COUNTIF(Last12;[.A18])" office:value-type="float" office:value="2" calcext:value-type="float">
            <text:p>2</text:p>
          </table:table-cell>
          <table:table-cell table:style-name="ce29" table:formula="of:=COUNTIF(Last50;[.A18])" office:value-type="float" office:value="6" calcext:value-type="float">
            <text:p>6</text:p>
          </table:table-cell>
          <table:table-cell table:style-name="ce30" table:formula="of:=COUNTIF(Last100;[.A18])" office:value-type="float" office:value="11" calcext:value-type="float">
            <text:p>11</text:p>
          </table:table-cell>
          <table:table-cell table:style-name="ce31" table:formula="of:=COUNTIF(Total;[.A18])" office:value-type="float" office:value="236" calcext:value-type="float">
            <text:p>236</text:p>
          </table:table-cell>
          <table:table-cell table:style-name="ce32" table:formula="of:=VALUE(50/[.D18])" office:value-type="float" office:value="8.33333333333333" calcext:value-type="float">
            <text:p>8.33333333333333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2" calcext:value-type="float">
            <text:p>2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4" calcext:value-type="float">
            <text:p>294</text:p>
          </table:table-cell>
          <table:table-cell table:style-name="ce32" table:formula="of:=VALUE(50/[.D19])" office:value-type="float" office:value="6.25" calcext:value-type="float">
            <text:p>6.25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3" calcext:value-type="float">
            <text:p>3</text:p>
          </table:table-cell>
          <table:table-cell table:style-name="ce29" table:formula="of:=COUNTIF(Last50;[.A20])" office:value-type="float" office:value="12" calcext:value-type="float">
            <text:p>12</text:p>
          </table:table-cell>
          <table:table-cell table:style-name="ce30" table:formula="of:=COUNTIF(Last100;[.A20])" office:value-type="float" office:value="22" calcext:value-type="float">
            <text:p>22</text:p>
          </table:table-cell>
          <table:table-cell table:style-name="ce31" table:formula="of:=COUNTIF(Total;[.A20])" office:value-type="float" office:value="279" calcext:value-type="float">
            <text:p>279</text:p>
          </table:table-cell>
          <table:table-cell table:style-name="ce32" table:formula="of:=VALUE(50/[.D20])" office:value-type="float" office:value="4.16666666666667" calcext:value-type="float">
            <text:p>4.16666666666667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8" calcext:value-type="float">
            <text:p>8</text:p>
          </table:table-cell>
          <table:table-cell table:style-name="ce30" table:formula="of:=COUNTIF(Last100;[.A21])" office:value-type="float" office:value="21" calcext:value-type="float">
            <text:p>21</text:p>
          </table:table-cell>
          <table:table-cell table:style-name="ce31" table:formula="of:=COUNTIF(Total;[.A21])" office:value-type="float" office:value="261" calcext:value-type="float">
            <text:p>261</text:p>
          </table:table-cell>
          <table:table-cell table:style-name="ce32" table:formula="of:=VALUE(50/[.D21])" office:value-type="float" office:value="6.25" calcext:value-type="float">
            <text:p>6.25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0" calcext:value-type="float">
            <text:p>0</text:p>
          </table:table-cell>
          <table:table-cell table:style-name="ce28" table:formula="of:=COUNTIF(Last12;[.A22])" office:value-type="float" office:value="1" calcext:value-type="float">
            <text:p>1</text:p>
          </table:table-cell>
          <table:table-cell table:style-name="ce29" table:formula="of:=COUNTIF(Last50;[.A22])" office:value-type="float" office:value="5" calcext:value-type="float">
            <text:p>5</text:p>
          </table:table-cell>
          <table:table-cell table:style-name="ce30" table:formula="of:=COUNTIF(Last100;[.A22])" office:value-type="float" office:value="9" calcext:value-type="float">
            <text:p>9</text:p>
          </table:table-cell>
          <table:table-cell table:style-name="ce31" table:formula="of:=COUNTIF(Total;[.A22])" office:value-type="float" office:value="263" calcext:value-type="float">
            <text:p>263</text:p>
          </table:table-cell>
          <table:table-cell table:style-name="ce32" table:formula="of:=VALUE(50/[.D22])" office:value-type="float" office:value="10" calcext:value-type="float">
            <text:p>10</text:p>
          </table:table-cell>
          <table:table-cell table:style-name="ce1" table:formula="of:=IF([.B22]=0;[.$A22];&quot;&quot;)" office:value-type="float" office:value="21" calcext:value-type="float">
            <text:p>21</text:p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1" calcext:value-type="float">
            <text:p>1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4" calcext:value-type="float">
            <text:p>4</text:p>
          </table:table-cell>
          <table:table-cell table:style-name="ce30" table:formula="of:=COUNTIF(Last100;[.A23])" office:value-type="float" office:value="7" calcext:value-type="float">
            <text:p>7</text:p>
          </table:table-cell>
          <table:table-cell table:style-name="ce31" table:formula="of:=COUNTIF(Total;[.A23])" office:value-type="float" office:value="257" calcext:value-type="float">
            <text:p>257</text:p>
          </table:table-cell>
          <table:table-cell table:style-name="ce32" table:formula="of:=VALUE(50/[.D23])" office:value-type="float" office:value="12.5" calcext:value-type="float">
            <text:p>12.5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1" calcext:value-type="float">
            <text:p>1</text:p>
          </table:table-cell>
          <table:table-cell table:style-name="ce28" table:formula="of:=COUNTIF(Last12;[.A24])" office:value-type="float" office:value="2" calcext:value-type="float">
            <text:p>2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Total;[.A24])" office:value-type="float" office:value="271" calcext:value-type="float">
            <text:p>271</text:p>
          </table:table-cell>
          <table:table-cell table:style-name="ce32" table:formula="of:=VALUE(50/[.D24])" office:value-type="float" office:value="5.55555555555556" calcext:value-type="float">
            <text:p>5.55555555555556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1" calcext:value-type="float">
            <text:p>1</text:p>
          </table:table-cell>
          <table:table-cell table:style-name="ce28" table:formula="of:=COUNTIF(Last12;[.A25])" office:value-type="float" office:value="4" calcext:value-type="float">
            <text:p>4</text:p>
          </table:table-cell>
          <table:table-cell table:style-name="ce29" table:formula="of:=COUNTIF(Last50;[.A25])" office:value-type="float" office:value="8" calcext:value-type="float">
            <text:p>8</text:p>
          </table:table-cell>
          <table:table-cell table:style-name="ce30" table:formula="of:=COUNTIF(Last100;[.A25])" office:value-type="float" office:value="13" calcext:value-type="float">
            <text:p>13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6.25" calcext:value-type="float">
            <text:p>6.25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2" calcext:value-type="float">
            <text:p>2</text:p>
          </table:table-cell>
          <table:table-cell table:style-name="ce28" table:formula="of:=COUNTIF(Last12;[.A26])" office:value-type="float" office:value="3" calcext:value-type="float">
            <text:p>3</text:p>
          </table:table-cell>
          <table:table-cell table:style-name="ce29" table:formula="of:=COUNTIF(Last50;[.A26])" office:value-type="float" office:value="8" calcext:value-type="float">
            <text:p>8</text:p>
          </table:table-cell>
          <table:table-cell table:style-name="ce30" table:formula="of:=COUNTIF(Last100;[.A26])" office:value-type="float" office:value="15" calcext:value-type="float">
            <text:p>15</text:p>
          </table:table-cell>
          <table:table-cell table:style-name="ce31" table:formula="of:=COUNTIF(Total;[.A26])" office:value-type="float" office:value="245" calcext:value-type="float">
            <text:p>245</text:p>
          </table:table-cell>
          <table:table-cell table:style-name="ce32" table:formula="of:=VALUE(50/[.D26])" office:value-type="float" office:value="6.25" calcext:value-type="float">
            <text:p>6.25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0" calcext:value-type="float">
            <text:p>0</text:p>
          </table:table-cell>
          <table:table-cell table:style-name="ce28" table:formula="of:=COUNTIF(Last12;[.A27])" office:value-type="float" office:value="1" calcext:value-type="float">
            <text:p>1</text:p>
          </table:table-cell>
          <table:table-cell table:style-name="ce29" table:formula="of:=COUNTIF(Last50;[.A27])" office:value-type="float" office:value="7" calcext:value-type="float">
            <text:p>7</text:p>
          </table:table-cell>
          <table:table-cell table:style-name="ce30" table:formula="of:=COUNTIF(Last100;[.A27])" office:value-type="float" office:value="20" calcext:value-type="float">
            <text:p>20</text:p>
          </table:table-cell>
          <table:table-cell table:style-name="ce31" table:formula="of:=COUNTIF(Total;[.A27])" office:value-type="float" office:value="248" calcext:value-type="float">
            <text:p>248</text:p>
          </table:table-cell>
          <table:table-cell table:style-name="ce32" table:formula="of:=VALUE(50/[.D27])" office:value-type="float" office:value="7.14285714285714" calcext:value-type="float">
            <text:p>7.14285714285714</text:p>
          </table:table-cell>
          <table:table-cell table:style-name="ce1" table:formula="of:=IF([.B27]=0;[.$A27];&quot;&quot;)" office:value-type="float" office:value="26" calcext:value-type="float">
            <text:p>26</text:p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1" calcext:value-type="float">
            <text:p>1</text:p>
          </table:table-cell>
          <table:table-cell table:style-name="ce28" table:formula="of:=COUNTIF(Last12;[.A28])" office:value-type="float" office:value="4" calcext:value-type="float">
            <text:p>4</text:p>
          </table:table-cell>
          <table:table-cell table:style-name="ce29" table:formula="of:=COUNTIF(Last50;[.A28])" office:value-type="float" office:value="12" calcext:value-type="float">
            <text:p>12</text:p>
          </table:table-cell>
          <table:table-cell table:style-name="ce30" table:formula="of:=COUNTIF(Last100;[.A28])" office:value-type="float" office:value="15" calcext:value-type="float">
            <text:p>15</text:p>
          </table:table-cell>
          <table:table-cell table:style-name="ce31" table:formula="of:=COUNTIF(Total;[.A28])" office:value-type="float" office:value="278" calcext:value-type="float">
            <text:p>278</text:p>
          </table:table-cell>
          <table:table-cell table:style-name="ce32" table:formula="of:=VALUE(50/[.D28])" office:value-type="float" office:value="4.16666666666667" calcext:value-type="float">
            <text:p>4.16666666666667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1" calcext:value-type="float">
            <text:p>1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2" calcext:value-type="float">
            <text:p>12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0" calcext:value-type="float">
            <text:p>0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3" calcext:value-type="float">
            <text:p>233</text:p>
          </table:table-cell>
          <table:table-cell table:style-name="ce32" table:formula="of:=VALUE(50/[.D30])" office:value-type="float" office:value="6.25" calcext:value-type="float">
            <text:p>6.25</text:p>
          </table:table-cell>
          <table:table-cell table:style-name="ce1" table:formula="of:=IF([.B30]=0;[.$A30];&quot;&quot;)" office:value-type="float" office:value="29" calcext:value-type="float">
            <text:p>29</text:p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1" calcext:value-type="float">
            <text:p>1</text:p>
          </table:table-cell>
          <table:table-cell table:style-name="ce28" table:formula="of:=COUNTIF(Last12;[.A31])" office:value-type="float" office:value="3" calcext:value-type="float">
            <text:p>3</text:p>
          </table:table-cell>
          <table:table-cell table:style-name="ce29" table:formula="of:=COUNTIF(Last50;[.A31])" office:value-type="float" office:value="4" calcext:value-type="float">
            <text:p>4</text:p>
          </table:table-cell>
          <table:table-cell table:style-name="ce30" table:formula="of:=COUNTIF(Last100;[.A31])" office:value-type="float" office:value="10" calcext:value-type="float">
            <text:p>10</text:p>
          </table:table-cell>
          <table:table-cell table:style-name="ce31" table:formula="of:=COUNTIF(Total;[.A31])" office:value-type="float" office:value="268" calcext:value-type="float">
            <text:p>268</text:p>
          </table:table-cell>
          <table:table-cell table:style-name="ce32" table:formula="of:=VALUE(50/[.D31])" office:value-type="float" office:value="12.5" calcext:value-type="float">
            <text:p>12.5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2" calcext:value-type="float">
            <text:p>2</text:p>
          </table:table-cell>
          <table:table-cell table:style-name="ce28" table:formula="of:=COUNTIF(Last12;[.A32])" office:value-type="float" office:value="3" calcext:value-type="float">
            <text:p>3</text:p>
          </table:table-cell>
          <table:table-cell table:style-name="ce29" table:formula="of:=COUNTIF(Last50;[.A32])" office:value-type="float" office:value="11" calcext:value-type="float">
            <text:p>11</text:p>
          </table:table-cell>
          <table:table-cell table:style-name="ce30" table:formula="of:=COUNTIF(Last100;[.A32])" office:value-type="float" office:value="20" calcext:value-type="float">
            <text:p>20</text:p>
          </table:table-cell>
          <table:table-cell table:style-name="ce31" table:formula="of:=COUNTIF(Total;[.A32])" office:value-type="float" office:value="268" calcext:value-type="float">
            <text:p>268</text:p>
          </table:table-cell>
          <table:table-cell table:style-name="ce32" table:formula="of:=VALUE(50/[.D32])" office:value-type="float" office:value="4.54545454545455" calcext:value-type="float">
            <text:p>4.5454545454545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1" calcext:value-type="float">
            <text:p>1</text:p>
          </table:table-cell>
          <table:table-cell table:style-name="ce28" table:formula="of:=COUNTIF(Last12;[.A33])" office:value-type="float" office:value="1" calcext:value-type="float">
            <text:p>1</text:p>
          </table:table-cell>
          <table:table-cell table:style-name="ce29" table:formula="of:=COUNTIF(Last50;[.A33])" office:value-type="float" office:value="6" calcext:value-type="float">
            <text:p>6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Total;[.A33])" office:value-type="float" office:value="243" calcext:value-type="float">
            <text:p>243</text:p>
          </table:table-cell>
          <table:table-cell table:style-name="ce32" table:formula="of:=VALUE(50/[.D33])" office:value-type="float" office:value="8.33333333333333" calcext:value-type="float">
            <text:p>8.33333333333333</text:p>
          </table:table-cell>
          <table:table-cell table:style-name="ce1" table:formula="of:=IF([.B33]=0;[.$A33];&quot;&quot;)">
            <text:p/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0" calcext:value-type="float">
            <text:p>0</text:p>
          </table:table-cell>
          <table:table-cell table:style-name="ce28" table:formula="of:=COUNTIF(Last12;[.A34])" office:value-type="float" office:value="2" calcext:value-type="float">
            <text:p>2</text:p>
          </table:table-cell>
          <table:table-cell table:style-name="ce29" table:formula="of:=COUNTIF(Last50;[.A34])" office:value-type="float" office:value="8" calcext:value-type="float">
            <text:p>8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Total;[.A34])" office:value-type="float" office:value="284" calcext:value-type="float">
            <text:p>284</text:p>
          </table:table-cell>
          <table:table-cell table:style-name="ce32" table:formula="of:=VALUE(50/[.D34])" office:value-type="float" office:value="6.25" calcext:value-type="float">
            <text:p>6.25</text:p>
          </table:table-cell>
          <table:table-cell table:style-name="ce1" table:formula="of:=IF([.B34]=0;[.$A34];&quot;&quot;)" office:value-type="float" office:value="33" calcext:value-type="float">
            <text:p>33</text:p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2" calcext:value-type="float">
            <text:p>2</text:p>
          </table:table-cell>
          <table:table-cell table:style-name="ce28" table:formula="of:=COUNTIF(Last12;[.A35])" office:value-type="float" office:value="3" calcext:value-type="float">
            <text:p>3</text:p>
          </table:table-cell>
          <table:table-cell table:style-name="ce29" table:formula="of:=COUNTIF(Last50;[.A35])" office:value-type="float" office:value="9" calcext:value-type="float">
            <text:p>9</text:p>
          </table:table-cell>
          <table:table-cell table:style-name="ce30" table:formula="of:=COUNTIF(Last100;[.A35])" office:value-type="float" office:value="18" calcext:value-type="float">
            <text:p>18</text:p>
          </table:table-cell>
          <table:table-cell table:style-name="ce31" table:formula="of:=COUNTIF(Total;[.A35])" office:value-type="float" office:value="271" calcext:value-type="float">
            <text:p>271</text:p>
          </table:table-cell>
          <table:table-cell table:style-name="ce32" table:formula="of:=VALUE(50/[.D35])" office:value-type="float" office:value="5.55555555555556" calcext:value-type="float">
            <text:p>5.55555555555556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1" calcext:value-type="float">
            <text:p>1</text:p>
          </table:table-cell>
          <table:table-cell table:style-name="ce29" table:formula="of:=COUNTIF(Last50;[.A36])" office:value-type="float" office:value="3" calcext:value-type="float">
            <text:p>3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5" calcext:value-type="float">
            <text:p>245</text:p>
          </table:table-cell>
          <table:table-cell table:style-name="ce32" table:formula="of:=VALUE(50/[.D36])" office:value-type="float" office:value="16.6666666666667" calcext:value-type="float">
            <text:p>16.6666666666667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0" calcext:value-type="float">
            <text:p>0</text:p>
          </table:table-cell>
          <table:table-cell table:style-name="ce28" table:formula="of:=COUNTIF(Last12;[.A37])" office:value-type="float" office:value="2" calcext:value-type="float">
            <text:p>2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3" calcext:value-type="float">
            <text:p>13</text:p>
          </table:table-cell>
          <table:table-cell table:style-name="ce31" table:formula="of:=COUNTIF(Total;[.A37])" office:value-type="float" office:value="263" calcext:value-type="float">
            <text:p>263</text:p>
          </table:table-cell>
          <table:table-cell table:style-name="ce32" table:formula="of:=VALUE(50/[.D37])" office:value-type="float" office:value="5.55555555555556" calcext:value-type="float">
            <text:p>5.55555555555556</text:p>
          </table:table-cell>
          <table:table-cell table:style-name="ce1" table:formula="of:=IF([.B37]=0;[.$A37];&quot;&quot;)" office:value-type="float" office:value="36" calcext:value-type="float">
            <text:p>36</text:p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2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23:01:34.0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28T23:04:01.678000000</dc:date>
    <meta:editing-duration>PT6H36M3S</meta:editing-duration>
    <meta:editing-cycles>37</meta:editing-cycles>
    <meta:document-statistic meta:table-count="2" meta:cell-count="16775" meta:object-count="1"/>
  </office:meta>
</office:document-meta>
</file>

<file path=Object 1/content.xml><?xml version="1.0" encoding="utf-8"?>
<math xmlns="http://www.w3.org/1998/Math/MathML" display="block"/>
</file>